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c2f46" officeooo:paragraph-rsid="001c2f46"/>
    </style:style>
    <style:style style:name="P2" style:family="paragraph" style:parent-style-name="Standard">
      <style:text-properties officeooo:rsid="001c2f46" officeooo:paragraph-rsid="001c2f46"/>
    </style:style>
    <style:style style:name="P3" style:family="paragraph" style:parent-style-name="Standard">
      <style:text-properties officeooo:rsid="001c2f46" officeooo:paragraph-rsid="001debd5"/>
    </style:style>
    <style:style style:name="P4" style:family="paragraph" style:parent-style-name="Standard">
      <style:text-properties officeooo:rsid="001c2f46" officeooo:paragraph-rsid="001e5d60"/>
    </style:style>
    <style:style style:name="P5" style:family="paragraph" style:parent-style-name="Standard">
      <style:text-properties officeooo:paragraph-rsid="001debd5"/>
    </style:style>
    <style:style style:name="P6" style:family="paragraph" style:parent-style-name="Heading_20_2">
      <style:paragraph-properties fo:text-align="center" style:justify-single-word="false"/>
    </style:style>
    <style:style style:name="P7" style:family="paragraph" style:parent-style-name="Standard" style:list-style-name="L1">
      <style:text-properties officeooo:rsid="001c2f46" officeooo:paragraph-rsid="001c2f46"/>
    </style:style>
    <style:style style:name="P8" style:family="paragraph" style:parent-style-name="Standard" style:list-style-name="L2">
      <style:text-properties officeooo:rsid="001c2f46" officeooo:paragraph-rsid="001debd5"/>
    </style:style>
    <style:style style:name="P9" style:family="paragraph" style:parent-style-name="Standard" style:list-style-name="L2">
      <style:text-properties officeooo:rsid="001c2f46" officeooo:paragraph-rsid="001e5d60"/>
    </style:style>
    <style:style style:name="P10" style:family="paragraph" style:parent-style-name="Standard" style:list-style-name="L3">
      <style:text-properties fo:font-weight="bold" officeooo:rsid="001598b7" officeooo:paragraph-rsid="001e5d60" style:font-weight-asian="bold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font-weight="normal" fo:background-color="#ffff00" loext:char-shading-value="0" style:font-weight-asian="normal" style:font-weight-complex="normal"/>
    </style:style>
    <style:style style:name="T3" style:family="text">
      <style:text-properties fo:font-weight="normal" officeooo:rsid="001051e0" fo:background-color="#ffff00" loext:char-shading-value="0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51e0" style:font-weight-asian="normal" style:font-weight-complex="normal"/>
    </style:style>
    <style:style style:name="T6" style:family="text">
      <style:text-properties fo:font-weight="normal" officeooo:rsid="00121d91" style:font-weight-asian="normal" style:font-weight-complex="normal"/>
    </style:style>
    <style:style style:name="T7" style:family="text">
      <style:text-properties fo:font-weight="normal" officeooo:rsid="001debd5" style:font-weight-asian="normal" style:font-weight-complex="normal"/>
    </style:style>
    <style:style style:name="T8" style:family="text">
      <style:text-properties fo:font-weight="normal" officeooo:rsid="001f5319" style:font-weight-asian="normal" style:font-weight-complex="normal"/>
    </style:style>
    <style:style style:name="T9" style:family="text">
      <style:text-properties fo:font-weight="normal" officeooo:rsid="0011b5f3" style:font-weight-asian="normal" style:font-weight-complex="normal"/>
    </style:style>
    <style:style style:name="T10" style:family="text">
      <style:text-properties fo:font-weight="normal" officeooo:rsid="001e5d60" style:font-weight-asian="normal" style:font-weight-complex="normal"/>
    </style:style>
    <style:style style:name="T11" style:family="text">
      <style:text-properties fo:font-weight="normal" officeooo:rsid="00136725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debd5" style:font-weight-asian="bold" style:font-weight-complex="bold"/>
    </style:style>
    <style:style style:name="T14" style:family="text">
      <style:text-properties fo:font-weight="bold" officeooo:rsid="00121d91" style:font-weight-asian="bold" style:font-weight-complex="bold"/>
    </style:style>
    <style:style style:name="T15" style:family="text">
      <style:text-properties fo:font-weight="bold" officeooo:rsid="001e5d60" style:font-weight-asian="bold" style:font-weight-complex="bold"/>
    </style:style>
    <style:style style:name="T16" style:family="text">
      <style:text-properties style:text-position="super 58%" fo:font-weight="normal" officeooo:rsid="0011b5f3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ODS 13</text:h>
      <text:p text:style-name="P3">Da importancia al <text:span text:style-name="T1">c</text:span><text:span text:style-name="Strong_20_Emphasis"><text:span text:style-name="T3">ambio climático</text:span></text:span><text:span text:style-name="Strong_20_Emphasis"><text:span text:style-name="T5">. </text:span></text:span><text:span text:style-name="Strong_20_Emphasis"><text:span text:style-name="T4">Esto </text:span></text:span><text:span text:style-name="Strong_20_Emphasis"><text:span text:style-name="T13">son</text:span></text:span><text:span text:style-name="Strong_20_Emphasis"><text:span text:style-name="T4"> los cambios a largo plazo de las temperaturas y los patrones climáticos. </text:span></text:span></text:p>
      <text:p text:style-name="P3"><text:span text:style-name="Strong_20_Emphasis"><text:span text:style-name="T4"/></text:span></text:p>
      <text:p text:style-name="P5"><text:span text:style-name="Strong_20_Emphasis"><text:span text:style-name="T6">El </text:span></text:span><text:span text:style-name="Strong_20_Emphasis"><text:span text:style-name="T14">objetivo</text:span></text:span><text:span text:style-name="Strong_20_Emphasis"><text:span text:style-name="T6"> es gestionar la transición hacia una economía baja en carbono y lograr que el aumento de las temperaturas se mantenga por debajo de los 2 grados centígrados.</text:span></text:span></text:p>
      <text:p text:style-name="P5"><text:span text:style-name="Strong_20_Emphasis"><text:span text:style-name="T6"/></text:span></text:p>
      <text:p text:style-name="P5"><text:span text:style-name="Strong_20_Emphasis"><text:span text:style-name="T6">En 2023 en una convención de la ONU se firmó el acuerdo de Dubia con el fin de triplicar la capacidad de energías renovables en 2030 y abandonar los combustibles fósiles de forma justa, ordenada y equitativa para alcanzar el objetivo de cero emisiones netas en 2050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7">Cambio climático</text:span></text:span><text:span text:style-name="Strong_20_Emphasis"><text:span text:style-name="T4"> gracias al calentamiento global, que </text:span></text:span><text:span text:style-name="Strong_20_Emphasis"><text:span text:style-name="T5">aumenta a un ritmo mucho más acelerado de lo previsto </text:span></text:span><text:span text:style-name="Strong_20_Emphasis"><text:span text:style-name="T8">debido al calentamiento global</text:span></text:span><text:span text:style-name="Strong_20_Emphasis"><text:span text:style-name="T5">, convirtiéndose en uno de los mayores desafíos de la humanidad.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2">Calentamiento global</text:span></text:span></text:p>
      <text:p text:style-name="P2"><text:span text:style-name="Strong_20_Emphasis"><text:span text:style-name="T12">¿Como se sabe que esta aumentando? </text:span></text:span><text:span text:style-name="Strong_20_Emphasis"><text:span text:style-name="T4">Porque los veranos han aumentado su duración 5 semanas desde los 80 hasta 2023-</text:span></text:span></text:p>
      <text:p text:style-name="P2"><text:span text:style-name="Strong_20_Emphasis"><text:span text:style-name="T12">¿Por qué ha aumentado? </text:span></text:span><text:span text:style-name="Strong_20_Emphasis"><text:span text:style-name="T4">Gran cantidad <text:s/></text:span></text:span><text:span text:style-name="Strong_20_Emphasis"><text:span text:style-name="T9">de CO</text:span></text:span><text:span text:style-name="Strong_20_Emphasis"><text:span text:style-name="T16">2</text:span></text:span><text:span text:style-name="Strong_20_Emphasis"><text:span text:style-name="T9"> en la atmósfera.</text:span></text:span></text:p>
      <text:p text:style-name="P2"><text:span text:style-name="Strong_20_Emphasis"><text:span text:style-name="T12">Consecuencias:</text:span></text:span></text:p>
      <text:list xml:id="list653616939" text:style-name="L1">
        <text:list-item>
          <text:p text:style-name="P7"><text:span text:style-name="Strong_20_Emphasis"><text:span text:style-name="T4">Calentamiento de los océanos </text:span></text:span></text:p>
        </text:list-item>
        <text:list-item>
          <text:p text:style-name="P7"><text:span text:style-name="Strong_20_Emphasis"><text:span text:style-name="T4">Descongelación de polos → Aumento de nivel del mar</text:span></text:span></text:p>
        </text:list-item>
        <text:list-item>
          <text:p text:style-name="P7"><text:span text:style-name="Strong_20_Emphasis"><text:span text:style-name="T4">Fenómenos meteorológicos extremos (destrozan muchas zonas)→ Pérdida de biodiversidad </text:span></text:span></text:p>
        </text:list-item>
        <text:list-item>
          <text:p text:style-name="P7"><text:span text:style-name="Strong_20_Emphasis"><text:span text:style-name="T4">Fenómenos meteorológicos extremos (destrozan muchas zonas) → Destrozo de cultivos →</text:span></text:span><text:span text:style-name="Strong_20_Emphasis"><text:span text:style-name="T6">dificulta acceso al agua → </text:span></text:span><text:span text:style-name="Strong_20_Emphasis"><text:span text:style-name="T4"><text:s/>provoca</text:span></text:span><text:span text:style-name="Strong_20_Emphasis"><text:span text:style-name="T6"> enfermedades e impidiendo desarrollo social y económico</text:span></text:span></text:p>
        </text:list-item>
      </text:list>
      <text:p text:style-name="P4"><text:span text:style-name="Strong_20_Emphasis"><text:span text:style-name="T10"/></text:span></text:p>
      <text:p text:style-name="P4"><text:span text:style-name="Strong_20_Emphasis"><text:span text:style-name="T10">Medidas en España</text:span></text:span></text:p>
      <text:p text:style-name="P4"><text:span text:style-name="Strong_20_Emphasis"><text:span text:style-name="T10">Principales:</text:span></text:span></text:p>
      <text:list xml:id="list327951429" text:style-name="L3">
        <text:list-item>
          <text:p text:style-name="P10"><text:span text:style-name="Strong_20_Emphasis"><text:span text:style-name="T12">Recortes en las emisiones de CO2: </text:span></text:span></text:p>
        </text:list-item>
      </text:list>
      <text:p text:style-name="P4"><text:span text:style-name="Strong_20_Emphasis"><text:span text:style-name="T10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2f46" officeooo:paragraph-rsid="001c2f4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BELÉN<text:tab/>SOSTENIBILIDAD<text:tab/>Ramón Martin Españ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1T13:28:38.146000000</meta:creation-date>
    <dc:date>2024-10-22T19:26:20.884000000</dc:date>
    <meta:editing-duration>PT44M10S</meta:editing-duration>
    <meta:editing-cycles>2</meta:editing-cycles>
    <meta:generator>LibreOffice/7.3.6.2$Windows_X86_64 LibreOffice_project/c28ca90fd6e1a19e189fc16c05f8f8924961e12e</meta:generator>
    <meta:document-statistic meta:table-count="0" meta:image-count="0" meta:object-count="0" meta:page-count="1" meta:paragraph-count="17" meta:word-count="228" meta:character-count="1420" meta:non-whitespace-character-count="1208"/>
  </office:meta>
</office:document-meta>
</file>